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841" officeooo:paragraph-rsid="00132841"/>
    </style:style>
    <style:style style:name="P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78eb9" officeooo:paragraph-rsid="00178eb9"/>
    </style:style>
    <style:style style:name="P4" style:family="paragraph" style:parent-style-name="Standard">
      <style:text-properties officeooo:rsid="00165e8e" officeooo:paragraph-rsid="00165e8e"/>
    </style:style>
    <style:style style:name="P5" style:family="paragraph" style:parent-style-name="Standard">
      <style:text-properties officeooo:rsid="0015e391" officeooo:paragraph-rsid="0015e391"/>
    </style:style>
    <style:style style:name="P6" style:family="paragraph" style:parent-style-name="Standard">
      <style:paragraph-properties fo:text-align="justify" style:justify-single-word="false"/>
      <style:text-properties officeooo:rsid="0015e391" officeooo:paragraph-rsid="0015e391"/>
    </style:style>
    <style:style style:name="P7" style:family="paragraph" style:parent-style-name="Standard">
      <style:text-properties officeooo:rsid="00146a0d" officeooo:paragraph-rsid="00146a0d"/>
    </style:style>
    <style:style style:name="T1" style:family="text">
      <style:text-properties officeooo:rsid="0015e391"/>
    </style:style>
    <style:style style:name="T2" style:family="text">
      <style:text-properties officeooo:rsid="00165e8e"/>
    </style:style>
    <style:style style:name="T3" style:family="text">
      <style:text-properties officeooo:rsid="0014f4b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s and purpose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3536_2460469384" office:name="I. Introduction" text:style-name="Index_20_Link" text:visited-style-name="Index_20_Link">I. Introduction<text:tab/>1</text:a></text:p>
          <text:p text:style-name="P2"><text:a xlink:type="simple" xlink:href="#__RefHeading___Toc4661_2460469384" office:name="II. woodchuck" text:style-name="Index_20_Link" text:visited-style-name="Index_20_Link">II. woodchuck<text:tab/>1</text:a></text:p>
          <text:p text:style-name="P2"><text:a xlink:type="simple" xlink:href="#__RefHeading___Toc3540_2460469384" office:name="III. backend" text:style-name="Index_20_Link" text:visited-style-name="Index_20_Link">III. backend<text:tab/>1</text:a></text:p>
          <text:p text:style-name="P2"><text:a xlink:type="simple" xlink:href="#__RefHeading___Toc3542_2460469384" office:name="IV. crud_scaffold" text:style-name="Index_20_Link" text:visited-style-name="Index_20_Link">IV. crud_scaffold<text:tab/>1</text:a></text:p>
          <text:p text:style-name="P2"><text:a xlink:type="simple" xlink:href="#__RefHeading___Toc3544_2460469384" office:name="V. docker_dependencies" text:style-name="Index_20_Link" text:visited-style-name="Index_20_Link">V. docker_dependencies<text:tab/>1</text:a></text:p>
          <text:p text:style-name="P2"><text:a xlink:type="simple" xlink:href="#__RefHeading___Toc3546_2460469384" office:name="VI. gateway_reactive" text:style-name="Index_20_Link" text:visited-style-name="Index_20_Link">VI. gateway_reactive<text:tab/>1</text:a></text:p>
          <text:p text:style-name="P2"><text:a xlink:type="simple" xlink:href="#__RefHeading___Toc3548_2460469384" office:name="VII. gateway_servlet" text:style-name="Index_20_Link" text:visited-style-name="Index_20_Link">VII. gateway_servlet<text:tab/>2</text:a></text:p>
          <text:p text:style-name="P2"><text:a xlink:type="simple" xlink:href="#__RefHeading___Toc3550_2460469384" office:name="VIII. gaZap" text:style-name="Index_20_Link" text:visited-style-name="Index_20_Link">VIII. gaZap<text:tab/>2</text:a></text:p>
          <text:p text:style-name="P2"><text:a xlink:type="simple" xlink:href="#__RefHeading___Toc3552_2460469384" office:name="IX. kT (knowledgeTransfer)" text:style-name="Index_20_Link" text:visited-style-name="Index_20_Link">IX. kT (knowledgeTransfer)<text:tab/>2</text:a></text:p>
          <text:p text:style-name="P2"><text:a xlink:type="simple" xlink:href="#__RefHeading___Toc3554_2460469384" office:name="X. LIM" text:style-name="Index_20_Link" text:visited-style-name="Index_20_Link">X. LIM<text:tab/>2</text:a></text:p>
          <text:p text:style-name="P2"><text:a xlink:type="simple" xlink:href="#__RefHeading___Toc3556_2460469384" office:name="XI. ui" text:style-name="Index_20_Link" text:visited-style-name="Index_20_Link">XI. ui<text:tab/>2</text:a></text:p>
          <text:p text:style-name="P2"><text:a xlink:type="simple" xlink:href="#__RefHeading___Toc3558_2460469384" office:name="XII. woodchuck_mvc" text:style-name="Index_20_Link" text:visited-style-name="Index_20_Link">XII. woodchuck_mvc<text:tab/>2</text:a></text:p>
          <text:p text:style-name="P2"><text:a xlink:type="simple" xlink:href="#__RefHeading___Toc3560_2460469384" office:name="XIII. woodchuck_reactive" text:style-name="Index_20_Link" text:visited-style-name="Index_20_Link">XIII. woodchuck_reactive<text:tab/>2</text:a></text:p>
        </text:index-body>
      </text:table-of-content>
      <text:p text:style-name="P1"/>
      <text:p text:style-name="P1"/>
      <text:h text:style-name="Heading_20_1" text:outline-level="1"><text:bookmark-start text:name="__RefHeading___Toc3536_2460469384"/>I. <text:tab/>Introduction<text:bookmark-end text:name="__RefHeading___Toc3536_2460469384"/></text:h>
      <text:p text:style-name="P3">Woodchuck is the main outer project. But there are several full complete separate projects within woodchuck. </text:p>
      <text:h text:style-name="Heading_20_1" text:outline-level="1"><text:bookmark-start text:name="__RefHeading___Toc4661_2460469384"/>II.<text:tab/>woodchuck<text:bookmark-end text:name="__RefHeading___Toc4661_2460469384"/></text:h>
      <text:p text:style-name="P4"><text:s/>A project with a Vue3 front end, a gateway, and a backend for handling metadata in JPA and photographs in a repository.</text:p>
      <text:h text:style-name="Heading_20_1" text:outline-level="1"><text:bookmark-start text:name="__RefHeading___Toc3540_2460469384"/>III.<text:tab/><text:span text:style-name="T1">b</text:span>ackend<text:bookmark-end text:name="__RefHeading___Toc3540_2460469384"/></text:h>
      <text:p text:style-name="P5">What is the set of microservices needed for woodchuck?</text:p>
      <text:h text:style-name="Heading_20_1" text:outline-level="1"><text:bookmark-start text:name="__RefHeading___Toc3542_2460469384"/>IV.<text:tab/><text:span text:style-name="T1">c</text:span>rud_scaffold<text:bookmark-end text:name="__RefHeading___Toc3542_2460469384"/></text:h>
      <text:p text:style-name="P6">Spring Initializr created. Used for understanding Spring relative to JPA.</text:p>
      <text:h text:style-name="Heading_20_1" text:outline-level="1"><text:bookmark-start text:name="__RefHeading___Toc3544_2460469384"/>V.<text:tab/><text:span text:style-name="T1">d</text:span>ocker_dependencies<text:bookmark-end text:name="__RefHeading___Toc3544_2460469384"/></text:h>
      <text:p text:style-name="P4">Keycloak and postgres – docker images.</text:p>
      <text:p text:style-name="P4">Opensearch and opensearch dashboard docker images</text:p>
      <text:h text:style-name="Heading_20_1" text:outline-level="1"><text:bookmark-start text:name="__RefHeading___Toc3546_2460469384"/>VI.<text:tab/>gateway_reactive<text:bookmark-end text:name="__RefHeading___Toc3546_2460469384"/></text:h>
      <text:p text:style-name="P4">Want to learn the differences beween reactive and servlet (mvc).</text:p>
      <text:h text:style-name="Heading_20_1" text:outline-level="1"><text:bookmark-start text:name="__RefHeading___Toc3548_2460469384"/><text:soft-page-break/>VII.<text:tab/>gateway_servlet<text:bookmark-end text:name="__RefHeading___Toc3548_2460469384"/></text:h>
      <text:p text:style-name="P4">Want to learn the differences beween reactive and servlet (mvc).</text:p>
      <text:h text:style-name="Heading_20_1" text:outline-level="1"><text:bookmark-start text:name="__RefHeading___Toc3550_2460469384"/>VIII.<text:tab/><text:span text:style-name="T1">g</text:span>aZap<text:bookmark-end text:name="__RefHeading___Toc3550_2460469384"/></text:h>
      <text:p text:style-name="P7"><text:s/><text:span text:style-name="T2">A project for studying dataflows (Temporal), document processing (Docling), embeddings (ollama), and vector stores (postgres/pgvector, opensearch, neo4j)</text:span></text:p>
      <text:h text:style-name="Heading_20_1" text:outline-level="1"><text:bookmark-start text:name="__RefHeading___Toc3552_2460469384"/>IX.<text:tab/>kT (knowledgeTransfer)<text:bookmark-end text:name="__RefHeading___Toc3552_2460469384"/></text:h>
      <text:p text:style-name="P4">A study of Spring AI, MCP, how to task LLMs</text:p>
      <text:h text:style-name="Heading_20_1" text:outline-level="1"><text:bookmark-start text:name="__RefHeading___Toc3554_2460469384"/>X.<text:tab/>LIM<text:bookmark-end text:name="__RefHeading___Toc3554_2460469384"/></text:h>
      <text:p text:style-name="Text_20_body">A <text:span text:style-name="T2">study of how enable memory using AI. Lessons learned should be applicable to this project.</text:span></text:p>
      <text:h text:style-name="Heading_20_1" text:outline-level="1"><text:bookmark-start text:name="__RefHeading___Toc3556_2460469384"/>XI.<text:tab/>ui<text:bookmark-end text:name="__RefHeading___Toc3556_2460469384"/></text:h>
      <text:p text:style-name="P4">The front end to woodchuck.</text:p>
      <text:p text:style-name="P4">A follow on piece. Woodhawk, is about payment added to the woodchuck project.</text:p>
      <text:h text:style-name="Heading_20_1" text:outline-level="1"><text:bookmark-start text:name="__RefHeading___Toc3558_2460469384"/>XII.<text:tab/>woodchuck_mvc<text:bookmark-end text:name="__RefHeading___Toc3558_2460469384"/></text:h>
      <text:p text:style-name="P4">Study of differences in RestControllers running in mvc server (blocking, threaded) versus reactive (non-blocking).</text:p>
      <text:h text:style-name="Heading_20_1" text:outline-level="1"><text:bookmark-start text:name="__RefHeading___Toc3560_2460469384"/>XIII.<text:tab/><text:span text:style-name="T3">woodchuck_reactive</text:span><text:bookmark-end text:name="__RefHeading___Toc3560_2460469384"/></text:h>
      <text:p text:style-name="P4">Study of differences in RestControllers running in mvc server (blocking, threaded) versus reactive (non-blocking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4T19:22:17.114723027</meta:creation-date>
    <dc:date>2026-05-05T17:37:59.741059018</dc:date>
    <meta:editing-duration>PT21H31M58S</meta:editing-duration>
    <meta:editing-cycles>6</meta:editing-cycles>
    <meta:generator>LibreOffice/26.2.0.3$Linux_X86_64 LibreOffice_project/afbbd0df0edb6d40b450b0337ac646b0913a760c</meta:generator>
    <meta:document-statistic meta:table-count="0" meta:image-count="0" meta:object-count="0" meta:page-count="2" meta:paragraph-count="43" meta:word-count="250" meta:character-count="1677" meta:non-whitespace-character-count="1465"/>
  </office:meta>
</office:document-meta>
</file>